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3.74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133pt"/>
    </style:style>
    <style:style style:name="co5" style:family="table-column">
      <style:table-column-properties fo:break-before="auto" style:column-width="189.35pt"/>
    </style:style>
    <style:style style:name="co6" style:family="table-column">
      <style:table-column-properties fo:break-before="auto" style:column-width="164.64pt"/>
    </style:style>
    <style:style style:name="co7" style:family="table-column">
      <style:table-column-properties fo:break-before="auto" style:column-width="167.75pt"/>
    </style:style>
    <style:style style:name="co8" style:family="table-column">
      <style:table-column-properties fo:break-before="auto" style:column-width="192.44pt"/>
    </style:style>
    <style:style style:name="co9" style:family="table-column">
      <style:table-column-properties fo:break-before="auto" style:column-width="147.6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fana_data_export(18)" table:style-name="ta1">
        <table:shapes>
          <draw:frame draw:z-index="0" draw:style-name="gr1" draw:text-style-name="P1" svg:width="453.51pt" svg:height="255.09pt" svg:x="310.68pt" svg:y="607.18pt">
            <loext:p draw:notify-on-update-of-ranges="'grafana_data_export(18)'.B1:'grafana_data_export(18)'.B1 'grafana_data_export(18)'.B2:'grafana_data_export(18)'.B44 'grafana_data_export(18)'.C1:'grafana_data_export(18)'.C1 'grafana_data_export(18)'.C2:'grafana_data_export(18)'.C44 'grafana_data_export(18)'.D1:'grafana_data_export(18)'.D1 'grafana_data_export(18)'.D2:'grafana_data_export(18)'.D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99.09pt" svg:y="618.77pt">
            <loext:p draw:notify-on-update-of-ranges="'grafana_data_export(18)'.B1:'grafana_data_export(18)'.B1 'grafana_data_export(18)'.B2:'grafana_data_export(18)'.B44 'grafana_data_export(18)'.C1:'grafana_data_export(18)'.C1 'grafana_data_export(18)'.C2:'grafana_data_export(18)'.C44 'grafana_data_export(18)'.D1:'grafana_data_export(18)'.D1 'grafana_data_export(18)'.D2:'grafana_data_export(18)'.D44 'grafana_data_export(18)'.E1:'grafana_data_export(18)'.E1 'grafana_data_export(18)'.E2:'grafana_data_export(18)'.E44 'grafana_data_export(18)'.F1:'grafana_data_export(18)'.F1 'grafana_data_export(18)'.F2:'grafana_data_export(18)'.F44 'grafana_data_export(18)'.G1:'grafana_data_export(18)'.G1 'grafana_data_export(18)'.G2:'grafana_data_export(18)'.G44 'grafana_data_export(18)'.H1:'grafana_data_export(18)'.H1 'grafana_data_export(18)'.H2:'grafana_data_export(18)'.H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PU Middletier</text:p>
          </table:table-cell>
          <table:table-cell office:value-type="string" calcext:value-type="string">
            <text:p>CPU Limit</text:p>
          </table:table-cell>
          <table:table-cell office:value-type="string" calcext:value-type="string">
            <text:p>CPU Node</text:p>
          </table:table-cell>
          <table:table-cell office:value-type="string" calcext:value-type="string">
            <text:p>CFP Middletier</text:p>
          </table:table-cell>
          <table:table-cell office:value-type="string" calcext:value-type="string">
            <text:p>CFP Node</text:p>
          </table:table-cell>
          <table:table-cell office:value-type="string" calcext:value-type="string">
            <text:p>FPM Node</text:p>
          </table:table-cell>
          <table:table-cell office:value-type="string" calcext:value-type="string">
            <text:p>FPM Middletier</text:p>
          </table:table-cell>
          <table:table-cell office:value-type="string" calcext:value-type="string">
            <text:p>Failures</text:p>
          </table:table-cell>
          <table:table-cell office:value-type="string" calcext:value-type="string">
            <text:p>Successes</text:p>
          </table:table-cell>
        </table:table-row>
        <table:table-row table:style-name="ro1">
          <table:table-cell office:value-type="string" calcext:value-type="string">
            <text:p>2017-07-27T11:18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0.99999666214" calcext:value-type="float">
            <text:p>990.99999666214</text:p>
          </table:table-cell>
          <table:table-cell office:value-type="float" office:value="0.0025899371097331" calcext:value-type="float">
            <text:p>0.00258993710973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7T11:19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0.99999666214" calcext:value-type="float">
            <text:p>990.99999666214</text:p>
          </table:table-cell>
          <table:table-cell office:value-type="float" office:value="0.00257797441792451" calcext:value-type="float">
            <text:p>0.00257797441792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7T11:20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0.750014781952" calcext:value-type="float">
            <text:p>990.750014781952</text:p>
          </table:table-cell>
          <table:table-cell office:value-type="float" office:value="0.00000173271829984056" calcext:value-type="float">
            <text:p>1.73271829984056E-0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7T11:21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0.99999666214" calcext:value-type="float">
            <text:p>990.99999666214</text:p>
          </table:table-cell>
          <table:table-cell office:value-type="float" office:value="0.000000384045931833832" calcext:value-type="float">
            <text:p>3.84045931833832E-0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7T11:22:00+02: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989.750027656555" calcext:value-type="float">
            <text:p>989.75002765655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07-27T11:23:00+02:00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987.249970436096" calcext:value-type="float">
            <text:p>987.24997043609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7-07-27T11:24:00+02:00</text:p>
          </table:table-cell>
          <table:table-cell office:value-type="float" office:value="39" calcext:value-type="float">
            <text:p>39</text:p>
          </table:table-cell>
          <table:table-cell office:value-type="float" office:value="1000" calcext:value-type="float">
            <text:p>1000</text:p>
          </table:table-cell>
          <table:table-cell office:value-type="float" office:value="985.750019550324" calcext:value-type="float">
            <text:p>985.75001955032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07-27T11:25:00+02:00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office:value-type="float" office:value="986.249983310699" calcext:value-type="float">
            <text:p>986.24998331069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7-07-27T11:26:00+02:00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office:value-type="float" office:value="985.499978065491" calcext:value-type="float">
            <text:p>985.49997806549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07-27T11:27:00+02:00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986.999988555908" calcext:value-type="float">
            <text:p>986.9999885559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7-07-27T11:28:00+02:00</text:p>
          </table:table-cell>
          <table:table-cell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office:value-type="float" office:value="986.000001430512" calcext:value-type="float">
            <text:p>986.00000143051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07-27T11:29:00+02:00</text:p>
          </table:table-cell>
          <table:table-cell office:value-type="float" office:value="48" calcext:value-type="float">
            <text:p>48</text:p>
          </table:table-cell>
          <table:table-cell office:value-type="float" office:value="1000" calcext:value-type="float">
            <text:p>1000</text:p>
          </table:table-cell>
          <table:table-cell office:value-type="float" office:value="986.000001430512" calcext:value-type="float">
            <text:p>986.00000143051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7-07-27T11:30:00+02:00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office:value-type="float" office:value="982.249975204468" calcext:value-type="float">
            <text:p>982.249975204468</text:p>
          </table:table-cell>
          <table:table-cell office:value-type="float" office:value="0" calcext:value-type="float">
            <text:p>0</text:p>
          </table:table-cell>
          <table:table-cell office:value-type="float" office:value="6.47019194459275" calcext:value-type="float">
            <text:p>6.47019194459275</text:p>
          </table:table-cell>
          <table:table-cell office:value-type="float" office:value="6.8" calcext:value-type="float">
            <text:p>6.8</text:p>
          </table:table-cell>
          <table:table-cell office:value-type="float" office:value="7.6" calcext:value-type="float">
            <text:p>7.6</text:p>
          </table:table-cell>
          <table:table-cell office:value-type="float" office:value="911" calcext:value-type="float">
            <text:p>911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string" calcext:value-type="string">
            <text:p>2017-07-27T11:31:00+02:00</text:p>
          </table:table-cell>
          <table:table-cell office:value-type="float" office:value="397" calcext:value-type="float">
            <text:p>397</text:p>
          </table:table-cell>
          <table:table-cell office:value-type="float" office:value="1000" calcext:value-type="float">
            <text:p>1000</text:p>
          </table:table-cell>
          <table:table-cell office:value-type="float" office:value="946.250021457672" calcext:value-type="float">
            <text:p>946.250021457672</text:p>
          </table:table-cell>
          <table:table-cell office:value-type="float" office:value="0" calcext:value-type="float">
            <text:p>0</text:p>
          </table:table-cell>
          <table:table-cell office:value-type="float" office:value="629.300494484146" calcext:value-type="float">
            <text:p>629.300494484146</text:p>
          </table:table-cell>
          <table:table-cell office:value-type="float" office:value="630.6" calcext:value-type="float">
            <text:p>630.6</text:p>
          </table:table-cell>
          <table:table-cell office:value-type="float" office:value="641.2" calcext:value-type="float">
            <text:p>641.2</text:p>
          </table:table-cell>
          <table:table-cell office:value-type="float" office:value="1829" calcext:value-type="float">
            <text:p>1829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2017-07-27T11:32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office:value-type="float" office:value="0" calcext:value-type="float">
            <text:p>0</text:p>
          </table:table-cell>
          <table:table-cell office:value-type="float" office:value="628.51183260081" calcext:value-type="float">
            <text:p>628.51183260081</text:p>
          </table:table-cell>
          <table:table-cell office:value-type="float" office:value="629.4" calcext:value-type="float">
            <text:p>629.4</text:p>
          </table:table-cell>
          <table:table-cell office:value-type="float" office:value="616.2" calcext:value-type="float">
            <text:p>616.2</text:p>
          </table:table-cell>
          <table:table-cell office:value-type="float" office:value="2233" calcext:value-type="float">
            <text:p>2233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string" calcext:value-type="string">
            <text:p>2017-07-27T11:33:00+02:00</text:p>
          </table:table-cell>
          <table:table-cell office:value-type="float" office:value="410" calcext:value-type="float">
            <text:p>410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office:value-type="float" office:value="0" calcext:value-type="float">
            <text:p>0</text:p>
          </table:table-cell>
          <table:table-cell office:value-type="float" office:value="628.774716594038" calcext:value-type="float">
            <text:p>628.774716594038</text:p>
          </table:table-cell>
          <table:table-cell office:value-type="float" office:value="628.2" calcext:value-type="float">
            <text:p>628.2</text:p>
          </table:table-cell>
          <table:table-cell office:value-type="float" office:value="632.2" calcext:value-type="float">
            <text:p>632.2</text:p>
          </table:table-cell>
          <table:table-cell office:value-type="float" office:value="2381" calcext:value-type="float">
            <text:p>2381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2017-07-27T11:34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50.250029563904" calcext:value-type="float">
            <text:p>950.250029563904</text:p>
          </table:table-cell>
          <table:table-cell office:value-type="float" office:value="0" calcext:value-type="float">
            <text:p>0</text:p>
          </table:table-cell>
          <table:table-cell office:value-type="float" office:value="628.38030897371" calcext:value-type="float">
            <text:p>628.38030897371</text:p>
          </table:table-cell>
          <table:table-cell office:value-type="float" office:value="620.2" calcext:value-type="float">
            <text:p>620.2</text:p>
          </table:table-cell>
          <table:table-cell office:value-type="float" office:value="621.2" calcext:value-type="float">
            <text:p>621.2</text:p>
          </table:table-cell>
          <table:table-cell office:value-type="float" office:value="2406" calcext:value-type="float">
            <text:p>2406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2017-07-27T11:35:00+02:00</text:p>
          </table:table-cell>
          <table:table-cell office:value-type="float" office:value="410" calcext:value-type="float">
            <text:p>410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office:value-type="float" office:value="0" calcext:value-type="float">
            <text:p>0</text:p>
          </table:table-cell>
          <table:table-cell office:value-type="float" office:value="629.168775222827" calcext:value-type="float">
            <text:p>629.168775222827</text:p>
          </table:table-cell>
          <table:table-cell office:value-type="float" office:value="637.4" calcext:value-type="float">
            <text:p>637.4</text:p>
          </table:table-cell>
          <table:table-cell office:value-type="float" office:value="628.2" calcext:value-type="float">
            <text:p>628.2</text:p>
          </table:table-cell>
          <table:table-cell office:value-type="float" office:value="2362" calcext:value-type="float">
            <text:p>2362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string" calcext:value-type="string">
            <text:p>2017-07-27T11:36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office:value-type="float" office:value="0" calcext:value-type="float">
            <text:p>0</text:p>
          </table:table-cell>
          <table:table-cell office:value-type="float" office:value="628.643033353421" calcext:value-type="float">
            <text:p>628.643033353421</text:p>
          </table:table-cell>
          <table:table-cell office:value-type="float" office:value="637.8" calcext:value-type="float">
            <text:p>637.8</text:p>
          </table:table-cell>
          <table:table-cell office:value-type="float" office:value="623.6" calcext:value-type="float">
            <text:p>623.6</text:p>
          </table:table-cell>
          <table:table-cell office:value-type="float" office:value="2293" calcext:value-type="float">
            <text:p>2293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2017-07-27T11:37:00+02:00</text:p>
          </table:table-cell>
          <table:table-cell office:value-type="float" office:value="394" calcext:value-type="float">
            <text:p>394</text:p>
          </table:table-cell>
          <table:table-cell office:value-type="float" office:value="1000" calcext:value-type="float">
            <text:p>1000</text:p>
          </table:table-cell>
          <table:table-cell office:value-type="float" office:value="951.250016689301" calcext:value-type="float">
            <text:p>951.250016689301</text:p>
          </table:table-cell>
          <table:table-cell office:value-type="float" office:value="0" calcext:value-type="float">
            <text:p>0</text:p>
          </table:table-cell>
          <table:table-cell office:value-type="float" office:value="628.643033353421" calcext:value-type="float">
            <text:p>628.643033353421</text:p>
          </table:table-cell>
          <table:table-cell office:value-type="float" office:value="618.2" calcext:value-type="float">
            <text:p>618.2</text:p>
          </table:table-cell>
          <table:table-cell office:value-type="float" office:value="625.6" calcext:value-type="float">
            <text:p>625.6</text:p>
          </table:table-cell>
          <table:table-cell office:value-type="float" office:value="2175" calcext:value-type="float">
            <text:p>2175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string" calcext:value-type="string">
            <text:p>2017-07-27T11:38:00+02:00</text:p>
          </table:table-cell>
          <table:table-cell office:value-type="float" office:value="401" calcext:value-type="float">
            <text:p>401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office:value-type="float" office:value="0" calcext:value-type="float">
            <text:p>0</text:p>
          </table:table-cell>
          <table:table-cell office:value-type="float" office:value="626.66873264834" calcext:value-type="float">
            <text:p>626.66873264834</text:p>
          </table:table-cell>
          <table:table-cell office:value-type="float" office:value="625.2" calcext:value-type="float">
            <text:p>625.2</text:p>
          </table:table-cell>
          <table:table-cell office:value-type="float" office:value="633" calcext:value-type="float">
            <text:p>633</text:p>
          </table:table-cell>
          <table:table-cell office:value-type="float" office:value="2043" calcext:value-type="float">
            <text:p>2043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string" calcext:value-type="string">
            <text:p>2017-07-27T11:39:00+02:00</text:p>
          </table:table-cell>
          <table:table-cell office:value-type="float" office:value="394" calcext:value-type="float">
            <text:p>394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office:value-type="float" office:value="0.178261138195654" calcext:value-type="float">
            <text:p>0.178261138195654</text:p>
          </table:table-cell>
          <table:table-cell office:value-type="float" office:value="607.49260075689" calcext:value-type="float">
            <text:p>607.49260075689</text:p>
          </table:table-cell>
          <table:table-cell office:value-type="float" office:value="607.6" calcext:value-type="float">
            <text:p>607.6</text:p>
          </table:table-cell>
          <table:table-cell office:value-type="float" office:value="677.2" calcext:value-type="float">
            <text:p>677.2</text:p>
          </table:table-cell>
          <table:table-cell office:value-type="float" office:value="2197" calcext:value-type="float">
            <text:p>2197</text:p>
          </table:table-cell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string" calcext:value-type="string">
            <text:p>2017-07-27T11:40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office:value-type="float" office:value="0.0102541726449844" calcext:value-type="float">
            <text:p>0.010254172644984</text:p>
          </table:table-cell>
          <table:table-cell office:value-type="float" office:value="608.16020983177" calcext:value-type="float">
            <text:p>608.16020983177</text:p>
          </table:table-cell>
          <table:table-cell office:value-type="float" office:value="599.2" calcext:value-type="float">
            <text:p>599.2</text:p>
          </table:table-cell>
          <table:table-cell office:value-type="float" office:value="617.4" calcext:value-type="float">
            <text:p>617.4</text:p>
          </table:table-cell>
          <table:table-cell office:value-type="float" office:value="2267" calcext:value-type="float">
            <text:p>2267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2017-07-27T11:41:00+02:00</text:p>
          </table:table-cell>
          <table:table-cell office:value-type="float" office:value="385" calcext:value-type="float">
            <text:p>385</text:p>
          </table:table-cell>
          <table:table-cell office:value-type="float" office:value="1000" calcext:value-type="float">
            <text:p>1000</text:p>
          </table:table-cell>
          <table:table-cell office:value-type="float" office:value="951.499998569489" calcext:value-type="float">
            <text:p>951.499998569489</text:p>
          </table:table-cell>
          <table:table-cell office:value-type="float" office:value="0.0105150654171374" calcext:value-type="float">
            <text:p>0.010515065417138</text:p>
          </table:table-cell>
          <table:table-cell office:value-type="float" office:value="608.827499524887" calcext:value-type="float">
            <text:p>608.827499524887</text:p>
          </table:table-cell>
          <table:table-cell office:value-type="float" office:value="616.6" calcext:value-type="float">
            <text:p>616.6</text:p>
          </table:table-cell>
          <table:table-cell office:value-type="float" office:value="603.6" calcext:value-type="float">
            <text:p>603.6</text:p>
          </table:table-cell>
          <table:table-cell office:value-type="float" office:value="2144" calcext:value-type="float">
            <text:p>2144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string" calcext:value-type="string">
            <text:p>2017-07-27T11:42:00+02:00</text:p>
          </table:table-cell>
          <table:table-cell office:value-type="float" office:value="374" calcext:value-type="float">
            <text:p>374</text:p>
          </table:table-cell>
          <table:table-cell office:value-type="float" office:value="1000" calcext:value-type="float">
            <text:p>1000</text:p>
          </table:table-cell>
          <table:table-cell office:value-type="float" office:value="950.500011444092" calcext:value-type="float">
            <text:p>950.500011444092</text:p>
          </table:table-cell>
          <table:table-cell office:value-type="float" office:value="0.00887817409662384" calcext:value-type="float">
            <text:p>0.008878174096624</text:p>
          </table:table-cell>
          <table:table-cell office:value-type="float" office:value="609.627802586391" calcext:value-type="float">
            <text:p>609.627802586391</text:p>
          </table:table-cell>
          <table:table-cell office:value-type="float" office:value="614.8" calcext:value-type="float">
            <text:p>614.8</text:p>
          </table:table-cell>
          <table:table-cell office:value-type="float" office:value="613.2" calcext:value-type="float">
            <text:p>613.2</text:p>
          </table:table-cell>
          <table:table-cell office:value-type="float" office:value="2320" calcext:value-type="float">
            <text:p>2320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string" calcext:value-type="string">
            <text:p>2017-07-27T11:43:00+02:00</text:p>
          </table:table-cell>
          <table:table-cell office:value-type="float" office:value="414" calcext:value-type="float">
            <text:p>414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office:value-type="float" office:value="0.0106624292648015" calcext:value-type="float">
            <text:p>0.010662429264802</text:p>
          </table:table-cell>
          <table:table-cell office:value-type="float" office:value="608.960729970792" calcext:value-type="float">
            <text:p>608.960729970792</text:p>
          </table:table-cell>
          <table:table-cell office:value-type="float" office:value="608.8" calcext:value-type="float">
            <text:p>608.8</text:p>
          </table:table-cell>
          <table:table-cell office:value-type="float" office:value="605.8" calcext:value-type="float">
            <text:p>605.8</text:p>
          </table:table-cell>
          <table:table-cell office:value-type="float" office:value="2397" calcext:value-type="float">
            <text:p>2397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2017-07-27T11:44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office:value-type="float" office:value="0.0104019126743623" calcext:value-type="float">
            <text:p>0.010401912674362</text:p>
          </table:table-cell>
          <table:table-cell office:value-type="float" office:value="608.960729970792" calcext:value-type="float">
            <text:p>608.960729970792</text:p>
          </table:table-cell>
          <table:table-cell office:value-type="float" office:value="612.8" calcext:value-type="float">
            <text:p>612.8</text:p>
          </table:table-cell>
          <table:table-cell office:value-type="float" office:value="621.6" calcext:value-type="float">
            <text:p>621.6</text:p>
          </table:table-cell>
          <table:table-cell office:value-type="float" office:value="2357" calcext:value-type="float">
            <text:p>2357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2017-07-27T11:45:00+02:00</text:p>
          </table:table-cell>
          <table:table-cell office:value-type="float" office:value="409" calcext:value-type="float">
            <text:p>409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office:value-type="float" office:value="0.00878400940395219" calcext:value-type="float">
            <text:p>0.008784009403952</text:p>
          </table:table-cell>
          <table:table-cell office:value-type="float" office:value="610.160799587871" calcext:value-type="float">
            <text:p>610.160799587871</text:p>
          </table:table-cell>
          <table:table-cell office:value-type="float" office:value="596.2" calcext:value-type="float">
            <text:p>596.2</text:p>
          </table:table-cell>
          <table:table-cell office:value-type="float" office:value="613" calcext:value-type="float">
            <text:p>613</text:p>
          </table:table-cell>
          <table:table-cell office:value-type="float" office:value="2366" calcext:value-type="float">
            <text:p>2366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2017-07-27T11:46:00+02:00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949.500024318695" calcext:value-type="float">
            <text:p>949.500024318695</text:p>
          </table:table-cell>
          <table:table-cell office:value-type="float" office:value="0.0096139144740951" calcext:value-type="float">
            <text:p>0.009613914474095</text:p>
          </table:table-cell>
          <table:table-cell office:value-type="float" office:value="658.341065001343" calcext:value-type="float">
            <text:p>658.341065001343</text:p>
          </table:table-cell>
          <table:table-cell office:value-type="float" office:value="667.4" calcext:value-type="float">
            <text:p>667.4</text:p>
          </table:table-cell>
          <table:table-cell office:value-type="float" office:value="663.6" calcext:value-type="float">
            <text:p>663.6</text:p>
          </table:table-cell>
          <table:table-cell office:value-type="float" office:value="2339" calcext:value-type="float">
            <text:p>2339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string" calcext:value-type="string">
            <text:p>2017-07-27T11:47:00+02:00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951.250016689301" calcext:value-type="float">
            <text:p>951.250016689301</text:p>
          </table:table-cell>
          <table:table-cell office:value-type="float" office:value="0.00881612372896812" calcext:value-type="float">
            <text:p>0.008816123728968</text:p>
          </table:table-cell>
          <table:table-cell office:value-type="float" office:value="783.166723739709" calcext:value-type="float">
            <text:p>783.166723739709</text:p>
          </table:table-cell>
          <table:table-cell office:value-type="float" office:value="781.6" calcext:value-type="float">
            <text:p>781.6</text:p>
          </table:table-cell>
          <table:table-cell office:value-type="float" office:value="775.6" calcext:value-type="float">
            <text:p>775.6</text:p>
          </table:table-cell>
          <table:table-cell office:value-type="float" office:value="2414" calcext:value-type="float">
            <text:p>2414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2017-07-27T11:48:00+02:00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949.999988079071" calcext:value-type="float">
            <text:p>949.999988079071</text:p>
          </table:table-cell>
          <table:table-cell office:value-type="float" office:value="0.00952284921345248" calcext:value-type="float">
            <text:p>0.009522849213452</text:p>
          </table:table-cell>
          <table:table-cell office:value-type="float" office:value="999.999999999964" calcext:value-type="float">
            <text:p>999.99999999996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166" calcext:value-type="float">
            <text:p>2166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string" calcext:value-type="string">
            <text:p>2017-07-27T11:49:00+02:00</text:p>
          </table:table-cell>
          <table:table-cell office:value-type="float" office:value="411" calcext:value-type="float">
            <text:p>411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office:value-type="float" office:value="0.00791167805759874" calcext:value-type="float">
            <text:p>0.007911678057599</text:p>
          </table:table-cell>
          <table:table-cell office:value-type="float" office:value="999.999999999977" calcext:value-type="float">
            <text:p>999.99999999997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100" calcext:value-type="float">
            <text:p>2100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string" calcext:value-type="string">
            <text:p>2017-07-27T11:50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office:value-type="float" office:value="0.00676154759807834" calcext:value-type="float">
            <text:p>0.006761547598078</text:p>
          </table:table-cell>
          <table:table-cell office:value-type="float" office:value="999.999999999973" calcext:value-type="float">
            <text:p>999.99999999997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262" calcext:value-type="float">
            <text:p>2262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2017-07-27T11:51:00+02:00</text:p>
          </table:table-cell>
          <table:table-cell office:value-type="float" office:value="419" calcext:value-type="float">
            <text:p>419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office:value-type="float" office:value="0.011860425218961" calcext:value-type="float">
            <text:p>0.011860425218961</text:p>
          </table:table-cell>
          <table:table-cell office:value-type="float" office:value="999.99999999995" calcext:value-type="float">
            <text:p>999.999999999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184" calcext:value-type="float">
            <text:p>2184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string" calcext:value-type="string">
            <text:p>2017-07-27T11:52:00+02:00</text:p>
          </table:table-cell>
          <table:table-cell office:value-type="float" office:value="411" calcext:value-type="float">
            <text:p>411</text:p>
          </table:table-cell>
          <table:table-cell office:value-type="float" office:value="1000" calcext:value-type="float">
            <text:p>1000</text:p>
          </table:table-cell>
          <table:table-cell office:value-type="float" office:value="947.000026702881" calcext:value-type="float">
            <text:p>947.000026702881</text:p>
          </table:table-cell>
          <table:table-cell office:value-type="float" office:value="0.0105285238248742" calcext:value-type="float">
            <text:p>0.010528523824874</text:p>
          </table:table-cell>
          <table:table-cell office:value-type="float" office:value="999.999999999957" calcext:value-type="float">
            <text:p>999.99999999995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86" calcext:value-type="float">
            <text:p>2086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string" calcext:value-type="string">
            <text:p>2017-07-27T11:53:00+02:00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949.500024318695" calcext:value-type="float">
            <text:p>949.500024318695</text:p>
          </table:table-cell>
          <table:table-cell office:value-type="float" office:value="0.011204013067546" calcext:value-type="float">
            <text:p>0.011204013067546</text:p>
          </table:table-cell>
          <table:table-cell office:value-type="float" office:value="999.999999999951" calcext:value-type="float">
            <text:p>999.99999999995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17" calcext:value-type="float">
            <text:p>2017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string" calcext:value-type="string">
            <text:p>2017-07-27T11:54:00+02:00</text:p>
          </table:table-cell>
          <table:table-cell office:value-type="float" office:value="401" calcext:value-type="float">
            <text:p>401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office:value-type="float" office:value="0.00982455319303688" calcext:value-type="float">
            <text:p>0.009824553193037</text:p>
          </table:table-cell>
          <table:table-cell office:value-type="float" office:value="999.999999999964" calcext:value-type="float">
            <text:p>999.99999999996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364" calcext:value-type="float">
            <text:p>2364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2017-07-27T11:55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49.500024318695" calcext:value-type="float">
            <text:p>949.500024318695</text:p>
          </table:table-cell>
          <table:table-cell office:value-type="float" office:value="0.00900254838959624" calcext:value-type="float">
            <text:p>0.009002548389596</text:p>
          </table:table-cell>
          <table:table-cell office:value-type="float" office:value="999.999999999977" calcext:value-type="float">
            <text:p>999.99999999997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502" calcext:value-type="float">
            <text:p>2502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2017-07-27T11:56:00+02:00</text:p>
          </table:table-cell>
          <table:table-cell office:value-type="float" office:value="410" calcext:value-type="float">
            <text:p>410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office:value-type="float" office:value="0.000000004095617067712" calcext:value-type="float">
            <text:p>4.095617067712E-09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62" calcext:value-type="float">
            <text:p>2262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2017-07-27T11:57:00+02:00</text:p>
          </table:table-cell>
          <table:table-cell office:value-type="float" office:value="388" calcext:value-type="float">
            <text:p>388</text:p>
          </table:table-cell>
          <table:table-cell office:value-type="float" office:value="1000" calcext:value-type="float">
            <text:p>1000</text:p>
          </table:table-cell>
          <table:table-cell office:value-type="float" office:value="950.250029563904" calcext:value-type="float">
            <text:p>950.250029563904</text:p>
          </table:table-cell>
          <table:table-cell office:value-type="float" office:value="1.11022302462516E-015" calcext:value-type="float">
            <text:p>1.11022302462516E-1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87" calcext:value-type="float">
            <text:p>2287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2017-07-27T11:58:00+02:00</text:p>
          </table:table-cell>
          <table:table-cell office:value-type="float" office:value="412" calcext:value-type="float">
            <text:p>412</text:p>
          </table:table-cell>
          <table:table-cell office:value-type="float" office:value="1000" calcext:value-type="float">
            <text:p>1000</text:p>
          </table:table-cell>
          <table:table-cell office:value-type="float" office:value="947.749972343445" calcext:value-type="float">
            <text:p>947.74997234344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82" calcext:value-type="float">
            <text:p>2282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string" calcext:value-type="string">
            <text:p>2017-07-27T11:59:00+02:00</text:p>
          </table:table-cell>
          <table:table-cell office:value-type="float" office:value="401" calcext:value-type="float">
            <text:p>401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70" calcext:value-type="float">
            <text:p>2270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string" calcext:value-type="string">
            <text:p>2017-07-27T12:00:00+02:00</text:p>
          </table:table-cell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96" calcext:value-type="float">
            <text:p>2296</text:p>
          </table:table-cell>
          <table:table-cell office:value-type="float" office:value="1441" calcext:value-type="float">
            <text:p>14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7T12:35:58.652261450</dc:date>
    <meta:editing-duration>PT8M7S</meta:editing-duration>
    <meta:editing-cycles>1</meta:editing-cycles>
    <meta:document-statistic meta:table-count="1" meta:cell-count="404" meta:object-count="2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54cm" svg:y="3.677cm" style:legend-expansion="high" chart:style-name="ch2"/>
        <chart:plot-area chart:style-name="ch3" table:cell-range-address="'grafana_data_export(18)'.B1:'grafana_data_export(18)'.D44" chart:data-source-has-labels="row" svg:x="0.32cm" svg:y="0.18cm" svg:width="11.614cm" svg:height="8.64cm">
          <chartooo:coordinate-region svg:x="1.151cm" svg:y="0.389cm" svg:width="10.443cm" svg:height="7.6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rafana_data_export(18)'.B2:'grafana_data_export(18)'.B44" chart:label-cell-address="'grafana_data_export(18)'.B1:'grafana_data_export(18)'.B1" chart:class="chart:line">
            <chart:data-point chart:repeated="43"/>
          </chart:series>
          <chart:series chart:style-name="ch7" chart:values-cell-range-address="'grafana_data_export(18)'.C2:'grafana_data_export(18)'.C44" chart:label-cell-address="'grafana_data_export(18)'.C1:'grafana_data_export(18)'.C1" chart:class="chart:line">
            <chart:data-point chart:repeated="43"/>
          </chart:series>
          <chart:series chart:style-name="ch8" chart:values-cell-range-address="'grafana_data_export(18)'.D2:'grafana_data_export(18)'.D44" chart:label-cell-address="'grafana_data_export(18)'.D1:'grafana_data_export(18)'.D1" chart:class="chart:line">
            <chart:data-point chart:repeated="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Middletier</text:p>
                <draw:g>
                  <svg:desc>'grafana_data_export(18)'.B1:'grafana_data_export(18)'.B1</svg:desc>
                </draw:g>
              </table:table-cell>
              <table:table-cell office:value-type="string">
                <text:p>CPU Limit</text:p>
                <draw:g>
                  <svg:desc>'grafana_data_export(18)'.C1:'grafana_data_export(18)'.C1</svg:desc>
                </draw:g>
              </table:table-cell>
              <table:table-cell office:value-type="string">
                <text:p>CPU Node</text:p>
                <draw:g>
                  <svg:desc>'grafana_data_export(18)'.D1:'grafana_data_export(18)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rafana_data_export(18)'.B2:'grafana_data_export(18)'.B44</svg:desc>
                </draw:g>
              </table:table-cell>
              <table:table-cell office:value-type="float" office:value="1000">
                <text:p>1000</text:p>
                <draw:g>
                  <svg:desc>'grafana_data_export(18)'.C2:'grafana_data_export(18)'.C44</svg:desc>
                </draw:g>
              </table:table-cell>
              <table:table-cell office:value-type="float" office:value="990.99999666214">
                <text:p>990.99999666214</text:p>
                <draw:g>
                  <svg:desc>'grafana_data_export(18)'.D2:'grafana_data_export(18)'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990.99999666214">
                <text:p>990.999996662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990.750014781952">
                <text:p>990.750014781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990.99999666214">
                <text:p>990.999996662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989.750027656555">
                <text:p>989.7500276565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000">
                <text:p>1000</text:p>
              </table:table-cell>
              <table:table-cell office:value-type="float" office:value="987.249970436096">
                <text:p>987.249970436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1000">
                <text:p>1000</text:p>
              </table:table-cell>
              <table:table-cell office:value-type="float" office:value="985.750019550324">
                <text:p>985.7500195503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1000">
                <text:p>1000</text:p>
              </table:table-cell>
              <table:table-cell office:value-type="float" office:value="986.249983310699">
                <text:p>986.2499833106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1000">
                <text:p>1000</text:p>
              </table:table-cell>
              <table:table-cell office:value-type="float" office:value="985.499978065491">
                <text:p>985.4999780654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1000">
                <text:p>1000</text:p>
              </table:table-cell>
              <table:table-cell office:value-type="float" office:value="986.999988555908">
                <text:p>986.9999885559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">
                <text:p>47</text:p>
              </table:table-cell>
              <table:table-cell office:value-type="float" office:value="1000">
                <text:p>1000</text:p>
              </table:table-cell>
              <table:table-cell office:value-type="float" office:value="986.000001430512">
                <text:p>986.0000014305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986.000001430512">
                <text:p>986.0000014305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">
                <text:p>113</text:p>
              </table:table-cell>
              <table:table-cell office:value-type="float" office:value="1000">
                <text:p>1000</text:p>
              </table:table-cell>
              <table:table-cell office:value-type="float" office:value="982.249975204468">
                <text:p>982.2499752044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7">
                <text:p>397</text:p>
              </table:table-cell>
              <table:table-cell office:value-type="float" office:value="1000">
                <text:p>1000</text:p>
              </table:table-cell>
              <table:table-cell office:value-type="float" office:value="946.250021457672">
                <text:p>946.2500214576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8">
                <text:p>408</text:p>
              </table:table-cell>
              <table:table-cell office:value-type="float" office:value="1000">
                <text:p>1000</text:p>
              </table:table-cell>
              <table:table-cell office:value-type="float" office:value="947.499990463257">
                <text:p>947.4999904632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0">
                <text:p>410</text:p>
              </table:table-cell>
              <table:table-cell office:value-type="float" office:value="1000">
                <text:p>1000</text:p>
              </table:table-cell>
              <table:table-cell office:value-type="float" office:value="948.750019073486">
                <text:p>948.7500190734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6">
                <text:p>396</text:p>
              </table:table-cell>
              <table:table-cell office:value-type="float" office:value="1000">
                <text:p>1000</text:p>
              </table:table-cell>
              <table:table-cell office:value-type="float" office:value="950.250029563904">
                <text:p>950.2500295639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0">
                <text:p>410</text:p>
              </table:table-cell>
              <table:table-cell office:value-type="float" office:value="1000">
                <text:p>1000</text:p>
              </table:table-cell>
              <table:table-cell office:value-type="float" office:value="949.000000953674">
                <text:p>949.000000953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8">
                <text:p>408</text:p>
              </table:table-cell>
              <table:table-cell office:value-type="float" office:value="1000">
                <text:p>1000</text:p>
              </table:table-cell>
              <table:table-cell office:value-type="float" office:value="949.000000953674">
                <text:p>949.0000009536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4">
                <text:p>394</text:p>
              </table:table-cell>
              <table:table-cell office:value-type="float" office:value="1000">
                <text:p>1000</text:p>
              </table:table-cell>
              <table:table-cell office:value-type="float" office:value="951.250016689301">
                <text:p>951.2500166893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1">
                <text:p>401</text:p>
              </table:table-cell>
              <table:table-cell office:value-type="float" office:value="1000">
                <text:p>1000</text:p>
              </table:table-cell>
              <table:table-cell office:value-type="float" office:value="947.499990463257">
                <text:p>947.4999904632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4">
                <text:p>394</text:p>
              </table:table-cell>
              <table:table-cell office:value-type="float" office:value="1000">
                <text:p>1000</text:p>
              </table:table-cell>
              <table:table-cell office:value-type="float" office:value="948.499977588654">
                <text:p>948.4999775886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">
                <text:p>400</text:p>
              </table:table-cell>
              <table:table-cell office:value-type="float" office:value="1000">
                <text:p>1000</text:p>
              </table:table-cell>
              <table:table-cell office:value-type="float" office:value="949.750006198883">
                <text:p>949.7500061988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5">
                <text:p>385</text:p>
              </table:table-cell>
              <table:table-cell office:value-type="float" office:value="1000">
                <text:p>1000</text:p>
              </table:table-cell>
              <table:table-cell office:value-type="float" office:value="951.499998569489">
                <text:p>951.4999985694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4">
                <text:p>374</text:p>
              </table:table-cell>
              <table:table-cell office:value-type="float" office:value="1000">
                <text:p>1000</text:p>
              </table:table-cell>
              <table:table-cell office:value-type="float" office:value="950.500011444092">
                <text:p>950.5000114440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4">
                <text:p>414</text:p>
              </table:table-cell>
              <table:table-cell office:value-type="float" office:value="1000">
                <text:p>1000</text:p>
              </table:table-cell>
              <table:table-cell office:value-type="float" office:value="948.499977588654">
                <text:p>948.4999775886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4">
                <text:p>404</text:p>
              </table:table-cell>
              <table:table-cell office:value-type="float" office:value="1000">
                <text:p>1000</text:p>
              </table:table-cell>
              <table:table-cell office:value-type="float" office:value="949.000000953674">
                <text:p>949.000000953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9">
                <text:p>409</text:p>
              </table:table-cell>
              <table:table-cell office:value-type="float" office:value="1000">
                <text:p>1000</text:p>
              </table:table-cell>
              <table:table-cell office:value-type="float" office:value="948.499977588654">
                <text:p>948.4999775886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8">
                <text:p>398</text:p>
              </table:table-cell>
              <table:table-cell office:value-type="float" office:value="1000">
                <text:p>1000</text:p>
              </table:table-cell>
              <table:table-cell office:value-type="float" office:value="949.500024318695">
                <text:p>949.5000243186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1">
                <text:p>391</text:p>
              </table:table-cell>
              <table:table-cell office:value-type="float" office:value="1000">
                <text:p>1000</text:p>
              </table:table-cell>
              <table:table-cell office:value-type="float" office:value="951.250016689301">
                <text:p>951.2500166893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1">
                <text:p>391</text:p>
              </table:table-cell>
              <table:table-cell office:value-type="float" office:value="1000">
                <text:p>1000</text:p>
              </table:table-cell>
              <table:table-cell office:value-type="float" office:value="949.999988079071">
                <text:p>949.9999880790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1">
                <text:p>411</text:p>
              </table:table-cell>
              <table:table-cell office:value-type="float" office:value="1000">
                <text:p>1000</text:p>
              </table:table-cell>
              <table:table-cell office:value-type="float" office:value="948.750019073486">
                <text:p>948.7500190734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4">
                <text:p>404</text:p>
              </table:table-cell>
              <table:table-cell office:value-type="float" office:value="1000">
                <text:p>1000</text:p>
              </table:table-cell>
              <table:table-cell office:value-type="float" office:value="948.499977588654">
                <text:p>948.4999775886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9">
                <text:p>419</text:p>
              </table:table-cell>
              <table:table-cell office:value-type="float" office:value="1000">
                <text:p>1000</text:p>
              </table:table-cell>
              <table:table-cell office:value-type="float" office:value="949.750006198883">
                <text:p>949.7500061988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1">
                <text:p>411</text:p>
              </table:table-cell>
              <table:table-cell office:value-type="float" office:value="1000">
                <text:p>1000</text:p>
              </table:table-cell>
              <table:table-cell office:value-type="float" office:value="947.000026702881">
                <text:p>947.0000267028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1">
                <text:p>391</text:p>
              </table:table-cell>
              <table:table-cell office:value-type="float" office:value="1000">
                <text:p>1000</text:p>
              </table:table-cell>
              <table:table-cell office:value-type="float" office:value="949.500024318695">
                <text:p>949.5000243186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1">
                <text:p>401</text:p>
              </table:table-cell>
              <table:table-cell office:value-type="float" office:value="1000">
                <text:p>1000</text:p>
              </table:table-cell>
              <table:table-cell office:value-type="float" office:value="948.249995708466">
                <text:p>948.2499957084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4">
                <text:p>404</text:p>
              </table:table-cell>
              <table:table-cell office:value-type="float" office:value="1000">
                <text:p>1000</text:p>
              </table:table-cell>
              <table:table-cell office:value-type="float" office:value="949.500024318695">
                <text:p>949.5000243186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0">
                <text:p>410</text:p>
              </table:table-cell>
              <table:table-cell office:value-type="float" office:value="1000">
                <text:p>1000</text:p>
              </table:table-cell>
              <table:table-cell office:value-type="float" office:value="949.249982833862">
                <text:p>949.2499828338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8">
                <text:p>388</text:p>
              </table:table-cell>
              <table:table-cell office:value-type="float" office:value="1000">
                <text:p>1000</text:p>
              </table:table-cell>
              <table:table-cell office:value-type="float" office:value="950.250029563904">
                <text:p>950.2500295639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2">
                <text:p>412</text:p>
              </table:table-cell>
              <table:table-cell office:value-type="float" office:value="1000">
                <text:p>1000</text:p>
              </table:table-cell>
              <table:table-cell office:value-type="float" office:value="947.749972343445">
                <text:p>947.7499723434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1">
                <text:p>401</text:p>
              </table:table-cell>
              <table:table-cell office:value-type="float" office:value="1000">
                <text:p>1000</text:p>
              </table:table-cell>
              <table:table-cell office:value-type="float" office:value="949.000000953674">
                <text:p>949.0000009536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">
                <text:p>405</text:p>
              </table:table-cell>
              <table:table-cell office:value-type="float" office:value="1000">
                <text:p>1000</text:p>
              </table:table-cell>
              <table:table-cell office:value-type="float" office:value="948.750019073486">
                <text:p>948.7500190734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-dash="Line_20_with_20_Fine_20_Dots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draw:stroke-dash="Ultrafine_20_Dashed"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x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426cm" svg:y="2.647cm" style:legend-expansion="high" chart:style-name="ch2"/>
        <chart:plot-area chart:style-name="ch3" table:cell-range-address="'grafana_data_export(18)'.B1:'grafana_data_export(18)'.H44" chart:data-source-has-labels="row" svg:x="0.32cm" svg:y="0.18cm" svg:width="10.786cm" svg:height="8.64cm">
          <chartooo:coordinate-region svg:x="1.151cm" svg:y="0.389cm" svg:width="9.615cm" svg:height="7.6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rafana_data_export(18)'.B2:'grafana_data_export(18)'.B44" chart:label-cell-address="'grafana_data_export(18)'.B1:'grafana_data_export(18)'.B1" chart:class="chart:line">
            <chart:data-point chart:repeated="43"/>
          </chart:series>
          <chart:series chart:style-name="ch7" chart:values-cell-range-address="'grafana_data_export(18)'.C2:'grafana_data_export(18)'.C44" chart:label-cell-address="'grafana_data_export(18)'.C1:'grafana_data_export(18)'.C1" chart:class="chart:line">
            <chart:data-point chart:repeated="43"/>
          </chart:series>
          <chart:series chart:style-name="ch8" chart:values-cell-range-address="'grafana_data_export(18)'.D2:'grafana_data_export(18)'.D44" chart:label-cell-address="'grafana_data_export(18)'.D1:'grafana_data_export(18)'.D1" chart:class="chart:line">
            <chart:data-point chart:repeated="43"/>
          </chart:series>
          <chart:series chart:style-name="ch9" chart:values-cell-range-address="'grafana_data_export(18)'.E2:'grafana_data_export(18)'.E44" chart:label-cell-address="'grafana_data_export(18)'.E1:'grafana_data_export(18)'.E1" chart:class="chart:line">
            <chart:data-point chart:repeated="43"/>
          </chart:series>
          <chart:series chart:style-name="ch10" chart:values-cell-range-address="'grafana_data_export(18)'.F2:'grafana_data_export(18)'.F44" chart:label-cell-address="'grafana_data_export(18)'.F1:'grafana_data_export(18)'.F1" chart:class="chart:line">
            <chart:data-point chart:repeated="43"/>
          </chart:series>
          <chart:series chart:style-name="ch11" chart:values-cell-range-address="'grafana_data_export(18)'.G2:'grafana_data_export(18)'.G44" chart:label-cell-address="'grafana_data_export(18)'.G1:'grafana_data_export(18)'.G1" chart:class="chart:line">
            <chart:data-point chart:repeated="43"/>
          </chart:series>
          <chart:series chart:style-name="ch12" chart:values-cell-range-address="'grafana_data_export(18)'.H2:'grafana_data_export(18)'.H44" chart:label-cell-address="'grafana_data_export(18)'.H1:'grafana_data_export(18)'.H1" chart:class="chart:line">
            <chart:data-point chart:repeated="20"/>
            <chart:data-point chart:style-name="ch13" chart:repeated="2"/>
            <chart:data-point chart:repeated="3"/>
            <chart:data-point chart:style-name="ch13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Middletier</text:p>
                <draw:g>
                  <svg:desc>'grafana_data_export(18)'.B1:'grafana_data_export(18)'.B1</svg:desc>
                </draw:g>
              </table:table-cell>
              <table:table-cell office:value-type="string">
                <text:p>CPU Limit</text:p>
                <draw:g>
                  <svg:desc>'grafana_data_export(18)'.C1:'grafana_data_export(18)'.C1</svg:desc>
                </draw:g>
              </table:table-cell>
              <table:table-cell office:value-type="string">
                <text:p>CPU Node</text:p>
                <draw:g>
                  <svg:desc>'grafana_data_export(18)'.D1:'grafana_data_export(18)'.D1</svg:desc>
                </draw:g>
              </table:table-cell>
              <table:table-cell office:value-type="string">
                <text:p>CFP Middletier</text:p>
                <draw:g>
                  <svg:desc>'grafana_data_export(18)'.E1:'grafana_data_export(18)'.E1</svg:desc>
                </draw:g>
              </table:table-cell>
              <table:table-cell office:value-type="string">
                <text:p>CFP Node</text:p>
                <draw:g>
                  <svg:desc>'grafana_data_export(18)'.F1:'grafana_data_export(18)'.F1</svg:desc>
                </draw:g>
              </table:table-cell>
              <table:table-cell office:value-type="string">
                <text:p>FPM Node</text:p>
                <draw:g>
                  <svg:desc>'grafana_data_export(18)'.G1:'grafana_data_export(18)'.G1</svg:desc>
                </draw:g>
              </table:table-cell>
              <table:table-cell office:value-type="string">
                <text:p>FPM Middletier</text:p>
                <draw:g>
                  <svg:desc>'grafana_data_export(18)'.H1:'grafana_data_export(18)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rafana_data_export(18)'.B2:'grafana_data_export(18)'.B44</svg:desc>
                </draw:g>
              </table:table-cell>
              <table:table-cell office:value-type="float" office:value="1000">
                <text:p>1000</text:p>
                <draw:g>
                  <svg:desc>'grafana_data_export(18)'.C2:'grafana_data_export(18)'.C44</svg:desc>
                </draw:g>
              </table:table-cell>
              <table:table-cell office:value-type="float" office:value="990.99999666214">
                <text:p>990.99999666214</text:p>
                <draw:g>
                  <svg:desc>'grafana_data_export(18)'.D2:'grafana_data_export(18)'.D44</svg:desc>
                </draw:g>
              </table:table-cell>
              <table:table-cell office:value-type="float" office:value="0.0025899371097331">
                <text:p>0.0025899371097331</text:p>
                <draw:g>
                  <svg:desc>'grafana_data_export(18)'.E2:'grafana_data_export(18)'.E44</svg:desc>
                </draw:g>
              </table:table-cell>
              <table:table-cell office:value-type="float" office:value="NaN">
                <text:p>NaN</text:p>
                <draw:g>
                  <svg:desc>'grafana_data_export(18)'.F2:'grafana_data_export(18)'.F44</svg:desc>
                </draw:g>
              </table:table-cell>
              <table:table-cell office:value-type="float" office:value="NaN">
                <text:p>NaN</text:p>
                <draw:g>
                  <svg:desc>'grafana_data_export(18)'.G2:'grafana_data_export(18)'.G44</svg:desc>
                </draw:g>
              </table:table-cell>
              <table:table-cell office:value-type="float" office:value="NaN">
                <text:p>NaN</text:p>
                <draw:g>
                  <svg:desc>'grafana_data_export(18)'.H2:'grafana_data_export(18)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990.99999666214">
                <text:p>990.99999666214</text:p>
              </table:table-cell>
              <table:table-cell office:value-type="float" office:value="0.00257797441792451">
                <text:p>0.00257797441792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990.750014781952">
                <text:p>990.750014781952</text:p>
              </table:table-cell>
              <table:table-cell office:value-type="float" office:value="0.00000173271829984056">
                <text:p>0.00000173271829984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990.99999666214">
                <text:p>990.99999666214</text:p>
              </table:table-cell>
              <table:table-cell office:value-type="float" office:value="0.000000384045931833832">
                <text:p>0.000000384045931833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989.750027656555">
                <text:p>989.7500276565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000">
                <text:p>1000</text:p>
              </table:table-cell>
              <table:table-cell office:value-type="float" office:value="987.249970436096">
                <text:p>987.24997043609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1000">
                <text:p>1000</text:p>
              </table:table-cell>
              <table:table-cell office:value-type="float" office:value="985.750019550324">
                <text:p>985.7500195503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1000">
                <text:p>1000</text:p>
              </table:table-cell>
              <table:table-cell office:value-type="float" office:value="986.249983310699">
                <text:p>986.2499833106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1000">
                <text:p>1000</text:p>
              </table:table-cell>
              <table:table-cell office:value-type="float" office:value="985.499978065491">
                <text:p>985.49997806549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1000">
                <text:p>1000</text:p>
              </table:table-cell>
              <table:table-cell office:value-type="float" office:value="986.999988555908">
                <text:p>986.999988555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">
                <text:p>47</text:p>
              </table:table-cell>
              <table:table-cell office:value-type="float" office:value="1000">
                <text:p>1000</text:p>
              </table:table-cell>
              <table:table-cell office:value-type="float" office:value="986.000001430512">
                <text:p>986.0000014305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986.000001430512">
                <text:p>986.0000014305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">
                <text:p>113</text:p>
              </table:table-cell>
              <table:table-cell office:value-type="float" office:value="1000">
                <text:p>1000</text:p>
              </table:table-cell>
              <table:table-cell office:value-type="float" office:value="982.249975204468">
                <text:p>982.249975204468</text:p>
              </table:table-cell>
              <table:table-cell office:value-type="float" office:value="0">
                <text:p>0</text:p>
              </table:table-cell>
              <table:table-cell office:value-type="float" office:value="6.47019194459275">
                <text:p>6.47019194459275</text:p>
              </table:table-cell>
              <table:table-cell office:value-type="float" office:value="6.8">
                <text:p>6.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7">
                <text:p>397</text:p>
              </table:table-cell>
              <table:table-cell office:value-type="float" office:value="1000">
                <text:p>1000</text:p>
              </table:table-cell>
              <table:table-cell office:value-type="float" office:value="946.250021457672">
                <text:p>946.250021457672</text:p>
              </table:table-cell>
              <table:table-cell office:value-type="float" office:value="0">
                <text:p>0</text:p>
              </table:table-cell>
              <table:table-cell office:value-type="float" office:value="629.300494484146">
                <text:p>629.300494484146</text:p>
              </table:table-cell>
              <table:table-cell office:value-type="float" office:value="630.6">
                <text:p>630.6</text:p>
              </table:table-cell>
              <table:table-cell office:value-type="float" office:value="641.2">
                <text:p>641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8">
                <text:p>408</text:p>
              </table:table-cell>
              <table:table-cell office:value-type="float" office:value="1000">
                <text:p>1000</text:p>
              </table:table-cell>
              <table:table-cell office:value-type="float" office:value="947.499990463257">
                <text:p>947.499990463257</text:p>
              </table:table-cell>
              <table:table-cell office:value-type="float" office:value="0">
                <text:p>0</text:p>
              </table:table-cell>
              <table:table-cell office:value-type="float" office:value="628.51183260081">
                <text:p>628.51183260081</text:p>
              </table:table-cell>
              <table:table-cell office:value-type="float" office:value="629.4">
                <text:p>629.4</text:p>
              </table:table-cell>
              <table:table-cell office:value-type="float" office:value="616.2">
                <text:p>616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0">
                <text:p>410</text:p>
              </table:table-cell>
              <table:table-cell office:value-type="float" office:value="1000">
                <text:p>1000</text:p>
              </table:table-cell>
              <table:table-cell office:value-type="float" office:value="948.750019073486">
                <text:p>948.750019073486</text:p>
              </table:table-cell>
              <table:table-cell office:value-type="float" office:value="0">
                <text:p>0</text:p>
              </table:table-cell>
              <table:table-cell office:value-type="float" office:value="628.774716594038">
                <text:p>628.774716594038</text:p>
              </table:table-cell>
              <table:table-cell office:value-type="float" office:value="628.2">
                <text:p>628.2</text:p>
              </table:table-cell>
              <table:table-cell office:value-type="float" office:value="632.2">
                <text:p>63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6">
                <text:p>396</text:p>
              </table:table-cell>
              <table:table-cell office:value-type="float" office:value="1000">
                <text:p>1000</text:p>
              </table:table-cell>
              <table:table-cell office:value-type="float" office:value="950.250029563904">
                <text:p>950.250029563904</text:p>
              </table:table-cell>
              <table:table-cell office:value-type="float" office:value="0">
                <text:p>0</text:p>
              </table:table-cell>
              <table:table-cell office:value-type="float" office:value="628.38030897371">
                <text:p>628.38030897371</text:p>
              </table:table-cell>
              <table:table-cell office:value-type="float" office:value="620.2">
                <text:p>620.2</text:p>
              </table:table-cell>
              <table:table-cell office:value-type="float" office:value="621.2">
                <text:p>621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0">
                <text:p>410</text:p>
              </table:table-cell>
              <table:table-cell office:value-type="float" office:value="1000">
                <text:p>1000</text:p>
              </table:table-cell>
              <table:table-cell office:value-type="float" office:value="949.000000953674">
                <text:p>949.000000953674</text:p>
              </table:table-cell>
              <table:table-cell office:value-type="float" office:value="0">
                <text:p>0</text:p>
              </table:table-cell>
              <table:table-cell office:value-type="float" office:value="629.168775222827">
                <text:p>629.168775222827</text:p>
              </table:table-cell>
              <table:table-cell office:value-type="float" office:value="637.4">
                <text:p>637.4</text:p>
              </table:table-cell>
              <table:table-cell office:value-type="float" office:value="628.2">
                <text:p>628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8">
                <text:p>408</text:p>
              </table:table-cell>
              <table:table-cell office:value-type="float" office:value="1000">
                <text:p>1000</text:p>
              </table:table-cell>
              <table:table-cell office:value-type="float" office:value="949.000000953674">
                <text:p>949.000000953674</text:p>
              </table:table-cell>
              <table:table-cell office:value-type="float" office:value="0">
                <text:p>0</text:p>
              </table:table-cell>
              <table:table-cell office:value-type="float" office:value="628.643033353421">
                <text:p>628.643033353421</text:p>
              </table:table-cell>
              <table:table-cell office:value-type="float" office:value="637.8">
                <text:p>637.8</text:p>
              </table:table-cell>
              <table:table-cell office:value-type="float" office:value="623.6">
                <text:p>623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4">
                <text:p>394</text:p>
              </table:table-cell>
              <table:table-cell office:value-type="float" office:value="1000">
                <text:p>1000</text:p>
              </table:table-cell>
              <table:table-cell office:value-type="float" office:value="951.250016689301">
                <text:p>951.250016689301</text:p>
              </table:table-cell>
              <table:table-cell office:value-type="float" office:value="0">
                <text:p>0</text:p>
              </table:table-cell>
              <table:table-cell office:value-type="float" office:value="628.643033353421">
                <text:p>628.643033353421</text:p>
              </table:table-cell>
              <table:table-cell office:value-type="float" office:value="618.2">
                <text:p>618.2</text:p>
              </table:table-cell>
              <table:table-cell office:value-type="float" office:value="625.6">
                <text:p>625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1">
                <text:p>401</text:p>
              </table:table-cell>
              <table:table-cell office:value-type="float" office:value="1000">
                <text:p>1000</text:p>
              </table:table-cell>
              <table:table-cell office:value-type="float" office:value="947.499990463257">
                <text:p>947.499990463257</text:p>
              </table:table-cell>
              <table:table-cell office:value-type="float" office:value="0">
                <text:p>0</text:p>
              </table:table-cell>
              <table:table-cell office:value-type="float" office:value="626.66873264834">
                <text:p>626.66873264834</text:p>
              </table:table-cell>
              <table:table-cell office:value-type="float" office:value="625.2">
                <text:p>625.2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4">
                <text:p>394</text:p>
              </table:table-cell>
              <table:table-cell office:value-type="float" office:value="1000">
                <text:p>1000</text:p>
              </table:table-cell>
              <table:table-cell office:value-type="float" office:value="948.499977588654">
                <text:p>948.499977588654</text:p>
              </table:table-cell>
              <table:table-cell office:value-type="float" office:value="0.178261138195654">
                <text:p>0.178261138195654</text:p>
              </table:table-cell>
              <table:table-cell office:value-type="float" office:value="607.49260075689">
                <text:p>607.49260075689</text:p>
              </table:table-cell>
              <table:table-cell office:value-type="float" office:value="607.6">
                <text:p>607.6</text:p>
              </table:table-cell>
              <table:table-cell office:value-type="float" office:value="677.2">
                <text:p>677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">
                <text:p>400</text:p>
              </table:table-cell>
              <table:table-cell office:value-type="float" office:value="1000">
                <text:p>1000</text:p>
              </table:table-cell>
              <table:table-cell office:value-type="float" office:value="949.750006198883">
                <text:p>949.750006198883</text:p>
              </table:table-cell>
              <table:table-cell office:value-type="float" office:value="0.0102541726449844">
                <text:p>0.0102541726449844</text:p>
              </table:table-cell>
              <table:table-cell office:value-type="float" office:value="608.16020983177">
                <text:p>608.16020983177</text:p>
              </table:table-cell>
              <table:table-cell office:value-type="float" office:value="599.2">
                <text:p>599.2</text:p>
              </table:table-cell>
              <table:table-cell office:value-type="float" office:value="617.4">
                <text:p>617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5">
                <text:p>385</text:p>
              </table:table-cell>
              <table:table-cell office:value-type="float" office:value="1000">
                <text:p>1000</text:p>
              </table:table-cell>
              <table:table-cell office:value-type="float" office:value="951.499998569489">
                <text:p>951.499998569489</text:p>
              </table:table-cell>
              <table:table-cell office:value-type="float" office:value="0.0105150654171374">
                <text:p>0.0105150654171374</text:p>
              </table:table-cell>
              <table:table-cell office:value-type="float" office:value="608.827499524887">
                <text:p>608.827499524887</text:p>
              </table:table-cell>
              <table:table-cell office:value-type="float" office:value="616.6">
                <text:p>616.6</text:p>
              </table:table-cell>
              <table:table-cell office:value-type="float" office:value="603.6">
                <text:p>603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4">
                <text:p>374</text:p>
              </table:table-cell>
              <table:table-cell office:value-type="float" office:value="1000">
                <text:p>1000</text:p>
              </table:table-cell>
              <table:table-cell office:value-type="float" office:value="950.500011444092">
                <text:p>950.500011444092</text:p>
              </table:table-cell>
              <table:table-cell office:value-type="float" office:value="0.00887817409662384">
                <text:p>0.00887817409662384</text:p>
              </table:table-cell>
              <table:table-cell office:value-type="float" office:value="609.627802586391">
                <text:p>609.627802586391</text:p>
              </table:table-cell>
              <table:table-cell office:value-type="float" office:value="614.8">
                <text:p>614.8</text:p>
              </table:table-cell>
              <table:table-cell office:value-type="float" office:value="613.2">
                <text:p>613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4">
                <text:p>414</text:p>
              </table:table-cell>
              <table:table-cell office:value-type="float" office:value="1000">
                <text:p>1000</text:p>
              </table:table-cell>
              <table:table-cell office:value-type="float" office:value="948.499977588654">
                <text:p>948.499977588654</text:p>
              </table:table-cell>
              <table:table-cell office:value-type="float" office:value="0.0106624292648015">
                <text:p>0.0106624292648015</text:p>
              </table:table-cell>
              <table:table-cell office:value-type="float" office:value="608.960729970792">
                <text:p>608.960729970792</text:p>
              </table:table-cell>
              <table:table-cell office:value-type="float" office:value="608.8">
                <text:p>608.8</text:p>
              </table:table-cell>
              <table:table-cell office:value-type="float" office:value="605.8">
                <text:p>605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4">
                <text:p>404</text:p>
              </table:table-cell>
              <table:table-cell office:value-type="float" office:value="1000">
                <text:p>1000</text:p>
              </table:table-cell>
              <table:table-cell office:value-type="float" office:value="949.000000953674">
                <text:p>949.000000953674</text:p>
              </table:table-cell>
              <table:table-cell office:value-type="float" office:value="0.0104019126743623">
                <text:p>0.0104019126743623</text:p>
              </table:table-cell>
              <table:table-cell office:value-type="float" office:value="608.960729970792">
                <text:p>608.960729970792</text:p>
              </table:table-cell>
              <table:table-cell office:value-type="float" office:value="612.8">
                <text:p>612.8</text:p>
              </table:table-cell>
              <table:table-cell office:value-type="float" office:value="621.6">
                <text:p>621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9">
                <text:p>409</text:p>
              </table:table-cell>
              <table:table-cell office:value-type="float" office:value="1000">
                <text:p>1000</text:p>
              </table:table-cell>
              <table:table-cell office:value-type="float" office:value="948.499977588654">
                <text:p>948.499977588654</text:p>
              </table:table-cell>
              <table:table-cell office:value-type="float" office:value="0.00878400940395219">
                <text:p>0.00878400940395219</text:p>
              </table:table-cell>
              <table:table-cell office:value-type="float" office:value="610.160799587871">
                <text:p>610.160799587871</text:p>
              </table:table-cell>
              <table:table-cell office:value-type="float" office:value="596.2">
                <text:p>596.2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8">
                <text:p>398</text:p>
              </table:table-cell>
              <table:table-cell office:value-type="float" office:value="1000">
                <text:p>1000</text:p>
              </table:table-cell>
              <table:table-cell office:value-type="float" office:value="949.500024318695">
                <text:p>949.500024318695</text:p>
              </table:table-cell>
              <table:table-cell office:value-type="float" office:value="0.0096139144740951">
                <text:p>0.0096139144740951</text:p>
              </table:table-cell>
              <table:table-cell office:value-type="float" office:value="658.341065001343">
                <text:p>658.341065001343</text:p>
              </table:table-cell>
              <table:table-cell office:value-type="float" office:value="667.4">
                <text:p>667.4</text:p>
              </table:table-cell>
              <table:table-cell office:value-type="float" office:value="663.6">
                <text:p>663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1">
                <text:p>391</text:p>
              </table:table-cell>
              <table:table-cell office:value-type="float" office:value="1000">
                <text:p>1000</text:p>
              </table:table-cell>
              <table:table-cell office:value-type="float" office:value="951.250016689301">
                <text:p>951.250016689301</text:p>
              </table:table-cell>
              <table:table-cell office:value-type="float" office:value="0.00881612372896812">
                <text:p>0.00881612372896812</text:p>
              </table:table-cell>
              <table:table-cell office:value-type="float" office:value="783.166723739709">
                <text:p>783.166723739709</text:p>
              </table:table-cell>
              <table:table-cell office:value-type="float" office:value="781.6">
                <text:p>781.6</text:p>
              </table:table-cell>
              <table:table-cell office:value-type="float" office:value="775.6">
                <text:p>775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1">
                <text:p>391</text:p>
              </table:table-cell>
              <table:table-cell office:value-type="float" office:value="1000">
                <text:p>1000</text:p>
              </table:table-cell>
              <table:table-cell office:value-type="float" office:value="949.999988079071">
                <text:p>949.999988079071</text:p>
              </table:table-cell>
              <table:table-cell office:value-type="float" office:value="0.00952284921345248">
                <text:p>0.00952284921345248</text:p>
              </table:table-cell>
              <table:table-cell office:value-type="float" office:value="999.999999999964">
                <text:p>999.99999999996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1">
                <text:p>411</text:p>
              </table:table-cell>
              <table:table-cell office:value-type="float" office:value="1000">
                <text:p>1000</text:p>
              </table:table-cell>
              <table:table-cell office:value-type="float" office:value="948.750019073486">
                <text:p>948.750019073486</text:p>
              </table:table-cell>
              <table:table-cell office:value-type="float" office:value="0.00791167805759874">
                <text:p>0.00791167805759874</text:p>
              </table:table-cell>
              <table:table-cell office:value-type="float" office:value="999.999999999977">
                <text:p>999.999999999977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4">
                <text:p>404</text:p>
              </table:table-cell>
              <table:table-cell office:value-type="float" office:value="1000">
                <text:p>1000</text:p>
              </table:table-cell>
              <table:table-cell office:value-type="float" office:value="948.499977588654">
                <text:p>948.499977588654</text:p>
              </table:table-cell>
              <table:table-cell office:value-type="float" office:value="0.00676154759807834">
                <text:p>0.00676154759807834</text:p>
              </table:table-cell>
              <table:table-cell office:value-type="float" office:value="999.999999999973">
                <text:p>999.99999999997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9">
                <text:p>419</text:p>
              </table:table-cell>
              <table:table-cell office:value-type="float" office:value="1000">
                <text:p>1000</text:p>
              </table:table-cell>
              <table:table-cell office:value-type="float" office:value="949.750006198883">
                <text:p>949.750006198883</text:p>
              </table:table-cell>
              <table:table-cell office:value-type="float" office:value="0.011860425218961">
                <text:p>0.011860425218961</text:p>
              </table:table-cell>
              <table:table-cell office:value-type="float" office:value="999.99999999995">
                <text:p>999.99999999995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1">
                <text:p>411</text:p>
              </table:table-cell>
              <table:table-cell office:value-type="float" office:value="1000">
                <text:p>1000</text:p>
              </table:table-cell>
              <table:table-cell office:value-type="float" office:value="947.000026702881">
                <text:p>947.000026702881</text:p>
              </table:table-cell>
              <table:table-cell office:value-type="float" office:value="0.0105285238248742">
                <text:p>0.0105285238248742</text:p>
              </table:table-cell>
              <table:table-cell office:value-type="float" office:value="999.999999999957">
                <text:p>999.999999999957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1">
                <text:p>391</text:p>
              </table:table-cell>
              <table:table-cell office:value-type="float" office:value="1000">
                <text:p>1000</text:p>
              </table:table-cell>
              <table:table-cell office:value-type="float" office:value="949.500024318695">
                <text:p>949.500024318695</text:p>
              </table:table-cell>
              <table:table-cell office:value-type="float" office:value="0.011204013067546">
                <text:p>0.011204013067546</text:p>
              </table:table-cell>
              <table:table-cell office:value-type="float" office:value="999.999999999951">
                <text:p>999.99999999995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1">
                <text:p>401</text:p>
              </table:table-cell>
              <table:table-cell office:value-type="float" office:value="1000">
                <text:p>1000</text:p>
              </table:table-cell>
              <table:table-cell office:value-type="float" office:value="948.249995708466">
                <text:p>948.249995708466</text:p>
              </table:table-cell>
              <table:table-cell office:value-type="float" office:value="0.00982455319303688">
                <text:p>0.00982455319303688</text:p>
              </table:table-cell>
              <table:table-cell office:value-type="float" office:value="999.999999999964">
                <text:p>999.99999999996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4">
                <text:p>404</text:p>
              </table:table-cell>
              <table:table-cell office:value-type="float" office:value="1000">
                <text:p>1000</text:p>
              </table:table-cell>
              <table:table-cell office:value-type="float" office:value="949.500024318695">
                <text:p>949.500024318695</text:p>
              </table:table-cell>
              <table:table-cell office:value-type="float" office:value="0.00900254838959624">
                <text:p>0.00900254838959624</text:p>
              </table:table-cell>
              <table:table-cell office:value-type="float" office:value="999.999999999977">
                <text:p>999.999999999977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0">
                <text:p>410</text:p>
              </table:table-cell>
              <table:table-cell office:value-type="float" office:value="1000">
                <text:p>1000</text:p>
              </table:table-cell>
              <table:table-cell office:value-type="float" office:value="949.249982833862">
                <text:p>949.249982833862</text:p>
              </table:table-cell>
              <table:table-cell office:value-type="float" office:value="0.000000004095617067712">
                <text:p>0.00000000409561706771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8">
                <text:p>388</text:p>
              </table:table-cell>
              <table:table-cell office:value-type="float" office:value="1000">
                <text:p>1000</text:p>
              </table:table-cell>
              <table:table-cell office:value-type="float" office:value="950.250029563904">
                <text:p>950.250029563904</text:p>
              </table:table-cell>
              <table:table-cell office:value-type="float" office:value="1.11022302462516E-015">
                <text:p>1.11022302462516E-015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2">
                <text:p>412</text:p>
              </table:table-cell>
              <table:table-cell office:value-type="float" office:value="1000">
                <text:p>1000</text:p>
              </table:table-cell>
              <table:table-cell office:value-type="float" office:value="947.749972343445">
                <text:p>947.749972343445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1">
                <text:p>401</text:p>
              </table:table-cell>
              <table:table-cell office:value-type="float" office:value="1000">
                <text:p>1000</text:p>
              </table:table-cell>
              <table:table-cell office:value-type="float" office:value="949.000000953674">
                <text:p>949.000000953674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">
                <text:p>405</text:p>
              </table:table-cell>
              <table:table-cell office:value-type="float" office:value="1000">
                <text:p>1000</text:p>
              </table:table-cell>
              <table:table-cell office:value-type="float" office:value="948.750019073486">
                <text:p>948.750019073486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